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e9b" officeooo:paragraph-rsid="00078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logie di accessi:</text:p>
      <text:p text:style-name="P1"/>
      <text:p text:style-name="P1">1 lavoratore autorizzato</text:p>
      <text:p text:style-name="P1"/>
      <text:p text:style-name="P1">2 visitatore</text:p>
      <text:p text:style-name="P1"/>
      <text:p text:style-name="P1">3 autista/rifornitore </text:p>
      <text:p text:style-name="P1"/>
      <text:p text:style-name="P1">4 tecnico manutentor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08:05:44.833742495</meta:creation-date>
    <dc:date>2022-06-10T14:52:05.496355209</dc:date>
    <meta:editing-duration>PT5H15M58S</meta:editing-duration>
    <meta:editing-cycles>1</meta:editing-cycles>
    <meta:document-statistic meta:table-count="0" meta:image-count="0" meta:object-count="0" meta:page-count="1" meta:paragraph-count="5" meta:word-count="13" meta:character-count="100" meta:non-whitespace-character-count="91"/>
    <meta:generator>LibreOffice/6.4.7.2$Linux_X86_64 LibreOffice_project/40$Build-2</meta:generator>
  </office:meta>
</office:document-meta>
</file>